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DataWriter.add( SampleResult sam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DataWriter.SimpleData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DataWriter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leDataWriter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DataWriter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